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3C00B73A02EE033B572.png" manifest:media-type="image/png"/>
  <manifest:file-entry manifest:full-path="Pictures/1000020100000173000000F5E9C023DBB1F46AFB.png" manifest:media-type="image/png"/>
  <manifest:file-entry manifest:full-path="Pictures/100002010000003C00000044B13579483EC9A461.png" manifest:media-type="image/png"/>
  <manifest:file-entry manifest:full-path="Pictures/1000000000000500000003C0A41CCCF02FC981C8.png" manifest:media-type="image/png"/>
  <manifest:file-entry manifest:full-path="Pictures/100002000000049D0000022094CBDB4FB6FD0FA8.png" manifest:media-type="image/png"/>
  <manifest:file-entry manifest:full-path="Pictures/1000000000000014000000130EAF7B800CEF76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MonL-Regu" svg:font-family="NimbusMonL-Regu"/>
    <style:font-face style:name="NimbusRomNo9L-Regu" svg:font-family="NimbusRomNo9L-Regu"/>
    <style:font-face style:name="NimbusSanL-Regu" svg:font-family="NimbusSanL-Reg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78cm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Titel_20_und_20_Inhalt-title" style:list-style-name="L6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5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fo:margin-left="0cm" fo:margin-right="0cm" fo:margin-top="0.169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.169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line-height="150%" fo:text-indent="0cm" style:writing-mode="lr-tb"/>
    </style:style>
    <style:style style:name="P1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6pt" style:font-style-asian="normal" style:font-weight-asian="bold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3.925cm">
          <text:p text:style-name="P1"><text:span text:style-name="T1">Virtual Neurorobotic in the Human Brai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251cm" svg:height="1.723cm" svg:x="1.102cm" svg:y="6.526cm">
          <text:p text:style-name="P3"><text:span text:style-name="T2"/></text:p>
          <text:p text:style-name="P3"><text:span text:style-name="T3">Marie Bommersheim, Rafael Kübler, and Simon Reinkeme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Inhaltsplatzhalter 1" presentation:style-name="pr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Evolutionary Algorithms</text:span></text:p>
              </text:list-item>
              <text:list-item>
                <text:p text:style-name="P6"><text:span text:style-name="T4">Monte Carlo Algorithms</text:span></text:p>
              </text:list-item>
              <text:list-item>
                <text:p text:style-name="P6"><text:span text:style-name="T4">Approach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Reset, Prepare, Hit</text:span></text:p>
                  </text:list-item>
                  <text:list-item>
                    <text:p text:style-name="P7"><text:span text:style-name="T4">Reset, Prepare, Grasp, Throw</text:span></text:p>
                  </text:list-item>
                  <text:list-item>
                    <text:p text:style-name="P7"><text:span text:style-name="T4">Reset, Prepare, Grasp, Throw: optimizing throw phas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Conclusion</text:span></text:p>
              </text:list-item>
            </text:list>
          </draw:text-box>
        </draw:frame>
        <draw:frame draw:name="Titel 2" presentation:style-name="pr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" presentation:style-name="pr6" draw:text-style-name="P13" draw:layer="layout" svg:width="23.177cm" svg:height="13.623cm" svg:x="1.111cm" svg:y="3.338cm" presentation:class="outline" presentation:user-transformed="true">
          <draw:text-box>
            <text:list text:style-name="L5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Offspring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51"/>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Evolutionary Algorithm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draw:line draw:style-name="gr4" draw:text-style-name="P14" draw:layer="layout" svg:x1="7.018cm" svg:y1="6.284cm" svg:x2="13.449cm" svg:y2="6.284cm">
          <text:p/>
        </draw:line>
        <draw:line draw:style-name="gr4" draw:text-style-name="P14" draw:layer="layout" svg:x1="16.169cm" svg:y1="7.019cm" svg:x2="16.206cm" svg:y2="11.796cm">
          <text:p/>
        </draw:line>
        <draw:line draw:style-name="gr4" draw:text-style-name="P14" draw:layer="layout" svg:x1="14.037cm" svg:y1="12.029cm" svg:x2="5.218cm" svg:y2="7.141cm">
          <text:p/>
        </draw:line>
        <draw:frame draw:style-name="gr5" draw:text-style-name="P15" draw:layer="layout" svg:width="3.457cm" svg:height="0.962cm" svg:x="8.085cm" svg:y="5.072cm">
          <draw:text-box>
            <text:p>Evaluation</text:p>
          </draw:text-box>
        </draw:frame>
        <draw:frame draw:style-name="gr6" draw:text-style-name="P15" draw:layer="layout" svg:width="3.31cm" svg:height="0.962cm" svg:x="8.158cm" svg:y="6.681cm">
          <draw:text-box>
            <text:p>Selection</text:p>
          </draw:text-box>
        </draw:frame>
        <draw:frame draw:style-name="gr7" draw:text-style-name="P15" draw:layer="layout" svg:width="5.078cm" svg:height="2.384cm" svg:x="16.72cm" svg:y="7.79cm">
          <draw:text-box>
            <text:p>Reproduction,</text:p>
            <text:p>Recombination, </text:p>
            <text:p>Mutation</text:p>
          </draw:text-box>
        </draw:frame>
        <draw:frame draw:style-name="gr6" draw:text-style-name="P15" draw:layer="layout" svg:width="4.474cm" svg:height="0.962cm" svg:x="5.953cm" svg:y="9.67cm">
          <draw:text-box>
            <text:p>Substituti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" presentation:style-name="pr8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Determine the statistical properties of possible inputs</text:span></text:p>
              </text:list-item>
              <text:list-item>
                <text:p text:style-name="P6"><text:span text:style-name="T4">Generate many sets of possible inputs which follow the above properties</text:span></text:p>
              </text:list-item>
              <text:list-item>
                <text:p text:style-name="P6"><text:span text:style-name="T4">Perform a deterministic calculation with these sets</text:span></text:p>
              </text:list-item>
              <text:list-item>
                <text:p text:style-name="P6"><text:span text:style-name="T4">Analyze statistically the results</text:span></text:p>
              </text:list-item>
            </text:list>
          </draw:text-box>
        </draw:frame>
        <draw:frame draw:name="Titel 2" presentation:style-name="pr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Monte Carlo Algorithms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10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Hit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8"><text:span text:style-name="T4">Prepare: take a swing</text:span></text:p>
                  </text:list-item>
                  <text:list-item>
                    <text:p text:style-name="P18"><text:span text:style-name="T4">Hit:</text:span><text:span text:style-name="T4"><text:tab/></text:span><text:span text:style-name="T4">knock cylinder off the tabl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Movements are hard-coded</text:span></text:p>
              </text:list-item>
              <text:list-item>
                <text:p text:style-name="P6"><text:span text:style-name="T4">Demo</text:span></text:p>
              </text:list-item>
            </text:list>
          </draw:text-box>
        </draw:frame>
        <draw:frame draw:name="Titel 2" presentation:style-name="pr11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1</text:span><text:span text:style-name="T8">st</text:span><text:span text:style-name="T5"> Approach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" presentation:style-name="pr1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8"><text:span text:style-name="T4">Prepare: take a swing</text:span></text:p>
                  </text:list-item>
                  <text:list-item>
                    <text:p text:style-name="P18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8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Movements are hard-coded</text:span></text:p>
              </text:list-item>
              <text:list-item>
                <text:p text:style-name="P6"><text:span text:style-name="T4">Demo</text:span></text:p>
              </text:list-item>
            </text:list>
          </draw:text-box>
        </draw:frame>
        <draw:frame draw:name="Titel 2" presentation:style-name="pr1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2</text:span><text:span text:style-name="T8">nd</text:span><text:span text:style-name="T5"> </text:span><text:span text:style-name="T5">Approach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" presentation:style-name="pr14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8"><text:span text:style-name="T4">Prepare: take a swing</text:span></text:p>
                  </text:list-item>
                  <text:list-item>
                    <text:p text:style-name="P18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8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Throw movement improved with evolutionary algorithm</text:span></text:p>
              </text:list-item>
              <text:list-item>
                <text:p text:style-name="P6"><text:span text:style-name="T4">Demo</text:span></text:p>
              </text:list-item>
            </text:list>
          </draw:text-box>
        </draw:frame>
        <draw:frame draw:name="Titel 2" presentation:style-name="pr15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3</text:span><text:span text:style-name="T8">rd</text:span><text:span text:style-name="T5"> </text:span><text:span text:style-name="T5">Approach – Evolutionary Algorithm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" presentation:style-name="pr16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Grasp and throw cylinder away from the table</text:span></text:p>
              </text:list-item>
              <text:list-item>
                <text:p text:style-name="P6"><text:span text:style-name="T4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4">Reset:</text:span><text:span text:style-name="T4"><text:tab/></text:span><text:span text:style-name="T4">initial position (arm + cylinder) </text:span></text:p>
                  </text:list-item>
                  <text:list-item>
                    <text:p text:style-name="P18"><text:span text:style-name="T4">Prepare: take a swing</text:span></text:p>
                  </text:list-item>
                  <text:list-item>
                    <text:p text:style-name="P18"><text:span text:style-name="T4">Grasp:</text:span><text:span text:style-name="T4"><text:tab/></text:span><text:span text:style-name="T4">hold cylinder tight</text:span></text:p>
                  </text:list-item>
                  <text:list-item>
                    <text:p text:style-name="P18"><text:span text:style-name="T4">Throw:</text:span><text:span text:style-name="T4"><text:tab/></text:span><text:span text:style-name="T4">move arm backward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Throw movement improved with monte carlo algorithm</text:span></text:p>
              </text:list-item>
              <text:list-item>
                <text:p text:style-name="P6"><text:span text:style-name="T4">Demo</text:span></text:p>
              </text:list-item>
            </text:list>
          </draw:text-box>
        </draw:frame>
        <draw:frame draw:name="Titel 2" presentation:style-name="pr1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3</text:span><text:span text:style-name="T8">rd</text:span><text:span text:style-name="T5"> Approach – Monte Carlo Algorithm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" presentation:style-name="pr18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fjogsaöhgo</text:span></text:p>
              </text:list-item>
            </text:list>
          </draw:text-box>
        </draw:frame>
        <draw:frame draw:name="Titel 2" presentation:style-name="pr1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9">Conclusion</text:span></text:p>
          </draw:text-box>
        </draw:frame>
        <draw:frame draw:name="Datumsplatzhalter 3" presentation:style-name="pr4" draw:text-style-name="P16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6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" presentation:style-name="pr20" draw:text-style-name="P13" draw:layer="layout" svg:width="23.177cm" svg:height="13.623cm" svg:x="1.111cm" svg:y="3.338cm" presentation:class="outline" presentation:user-transformed="true">
          <draw:text-box>
            <text:list text:style-name="L2">
              <text:list-header>
                <text:p text:style-name="P19"><text:span text:style-name="T4">[1]</text:span><text:span text:style-name="T4"><text:tab/></text:span><text:span text:style-name="T4"><text:a xlink:href="http://parco.iti.kit.edu/henningm/Seminar-AT/seminar-arbeiten/" xlink:type="simple">http://parco.iti.kit.edu/henningm/Seminar-AT/seminar-arbeiten/</text:a></text:span><text:span text:style-name="T4"><text:tab/></text:span><text:span text:style-name="T4"><text:tab/></text:span><text:span text:style-name="T4">Flick_final.pdf</text:span></text:p>
                <text:p text:style-name="P19"><text:span text:style-name="T4">[2]</text:span><text:span text:style-name="T4"><text:tab/></text:span><text:span text:style-name="T4"><text:a xlink:href="https://www.unige.ch/sciences/astro/files/2713/8971/4086/" xlink:type="simple">https://www.unige.ch/sciences/astro/files/2713/8971/4086/</text:a></text:span><text:span text:style-name="T4"> </text:span><text:span text:style-name="T4"><text:tab/></text:span><text:span text:style-name="T4"><text:tab/></text:span><text:span text:style-name="T4"><text:tab/></text:span><text:span text:style-name="T4">3_Paltani_MonteCarlo.pdf</text:span></text:p>
              </text:list-header>
            </text:list>
          </draw:text-box>
        </draw:frame>
        <draw:frame draw:name="Titel 2" presentation:style-name="pr21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5">Reference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6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7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MonL-Regu" svg:font-family="NimbusMonL-Regu"/>
    <style:font-face style:name="NimbusRomNo9L-Regu" svg:font-family="NimbusRomNo9L-Regu"/>
    <style:font-face style:name="NimbusSanL-Regu" svg:font-family="NimbusSanL-Reg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hbpprak_5f_2018" draw:display-name="hbpprak_2018" xlink:href="Pictures/1000020100000173000000F5E9C023DBB1F46A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59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drawooo:display="printer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drawooo:display="printer" svg:width="7.619cm" svg:height="1.013cm" svg:x="16.669cm" svg:y="17.904cm">
        <text:p text:style-name="MP6"><text:span text:style-name="MT2">Abteilungs-, KIT-Fakultäts-, Institutsbezeichnu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drawooo:display="printer" svg:width="11.762cm" svg:height="1.013cm" svg:x="4.723cm" svg:y="17.904cm">
        <text:p text:style-name="MP8"><text:span text:style-name="MT2">Prof. 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5" draw:layer="backgroundobjects" svg:width="25.399cm" svg:height="19.084cm" svg:x="0cm" svg:y="-0.009cm">
        <draw:image xlink:href="Pictures/1000020100000500000003C00B73A02EE033B572.png" xlink:type="simple" xlink:show="embed" xlink:actuate="onLoad">
          <text:p/>
        </draw:image>
      </draw:frame>
      <draw:custom-shape draw:name="Text Box 21" draw:style-name="Mgr5" draw:text-style-name="MP9" draw:layer="backgroundobjects" svg:width="14.828cm" svg:height="0.425cm" svg:x="1.072cm" svg:y="9.372cm">
        <text:p text:style-name="MP8"><text:span text:style-name="MT3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6" draw:text-style-name="MP9" draw:layer="backgroundobjects" svg:width="10.194cm" svg:height="0.339cm" svg:x="1.102cm" svg:y="18.201cm">
        <text:p text:style-name="MP8"><text:span text:style-name="MT4">KIT – Die Forschungsuniversität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4.797cm" svg:height="0.677cm" svg:x="20.329cm" svg:y="18.028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3" draw:text-style-name="MP5" draw:layer="backgroundobjects" svg:width="4.523cm" svg:height="2.083cm" svg:x="1.072cm" svg:y="0.926cm">
        <draw:image xlink:href="Pictures/100002000000049D0000022094CBDB4FB6FD0FA8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5" draw:layer="backgroundobjects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svg:width="7.619cm" svg:height="1.013cm" svg:x="16.669cm" svg:y="17.904cm">
        <text:p text:style-name="MP6"><text:span text:style-name="MT2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svg:width="11.762cm" svg:height="1.013cm" svg:x="4.723cm" svg:y="17.904cm">
        <text:p text:style-name="MP8"><text:span text:style-name="MT2">Marie Bommersheim, Rafael Kübler, and Simon Reinkemeier –</text:span></text:p>
        <text:p text:style-name="MP8"><text:span text:style-name="MT2">Virtual Neurorobotic in the Human Brain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" draw:text-style-name="MP12" draw:layer="backgroundobjects" svg:width="23.177cm" svg:height="13.623cm" svg:x="1.111cm" svg:y="3.338cm" presentation:class="outline" presentation:user-transformed="true">
        <draw:text-box>
          <text:list text:style-name="ML3">
            <text:list-item>
              <text:p text:style-name="MP11"><text:span text:style-name="MT6">Mastertextformat bearbeiten</text:span></text:p>
              <text:list>
                <text:list-item>
                  <text:p text:style-name="MP11"><text:span text:style-name="MT7">Zweite Ebene</text:span></text:p>
                  <text:list>
                    <text:list-item>
                      <text:p text:style-name="MP11"><text:span text:style-name="MT8">Dritte Ebene</text:span></text:p>
                      <text:list>
                        <text:list-item>
                          <text:p text:style-name="MP11"><text:span text:style-name="MT8">Vierte Ebene</text:span></text:p>
                          <text:list>
                            <text:list-item>
                              <text:p text:style-name="MP1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" draw:text-style-name="MP14" draw:layer="backgroundobjects" svg:width="2.854cm" svg:height="1.013cm" svg:x="1.742cm" svg:y="17.904cm" presentation:class="date-time" presentation:user-transformed="true">
        <draw:text-box>
          <text:p text:style-name="MP13"><text:span text:style-name="MT9">13.02.2019</text:span></text:p>
        </draw:text-box>
      </draw:frame>
      <draw:frame draw:name="Slide Number Placeholder 5" presentation:style-name="Mpr4" draw:text-style-name="MP14" draw:layer="backgroundobjects" svg:width="0.906cm" svg:height="0.824cm" svg:x="0.71cm" svg:y="17.904cm" presentation:class="page-number" presentation:user-transformed="true">
        <draw:text-box>
          <text:p text:style-name="MP13"><text:span text:style-name="MT10"><text:page-number>&lt;Foliennummer&gt;</text:page-number></text:span></text:p>
        </draw:text-box>
      </draw:frame>
      <draw:frame draw:name="Title Placeholder 1" presentation:style-name="Mpr5" draw:text-style-name="MP16" draw:layer="backgroundobjects" svg:width="19.069cm" svg:height="1.379cm" svg:x="1.111cm" svg:y="1.097cm" presentation:class="title" presentation:user-transformed="true">
        <draw:text-box>
          <text:p text:style-name="MP15"><text:span text:style-name="MT11">Mastertitelformat bearbeiten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Franzi</meta:initial-creator>
    <meta:editing-cycles>47</meta:editing-cycles>
    <meta:creation-date>2017-12-07T08:39:34</meta:creation-date>
    <dc:date>2019-02-07T17:14:54.124000000</dc:date>
    <meta:editing-duration>PT1H53M13S</meta:editing-duration>
    <meta:generator>LibreOffice/6.0.7.3$Windows_X86_64 LibreOffice_project/dc89aa7a9eabfd848af146d5086077aeed2ae4a5</meta:generator>
    <meta:document-statistic meta:object-count="10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